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2" style:family="graphic">
      <style:graphic-properties style:protect="siz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4cm"/>
    </style:style>
    <style:style style:name="pr6" style:family="presentation" style:parent-style-name="Default-outline1">
      <style:graphic-properties fo:min-height="13.86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5" style:family="paragraph">
      <loext:graphic-properties draw:fill-color="#ffffff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weight-asian="normal" style:font-size-complex="12pt"/>
    </style:style>
    <style:style style:name="T3" style:family="text">
      <style:text-properties fo:font-size="14pt"/>
    </style:style>
    <style:style style:name="T4" style:family="text">
      <style:text-properties fo:font-size="18pt" style:font-size-asian="18pt" style:font-weight-asian="normal" style:font-size-complex="18pt"/>
    </style:style>
    <style:style style:name="T5" style:family="text">
      <style:text-properties fo:font-size="32pt"/>
    </style:style>
    <style:style style:name="T6" style:family="text">
      <style:text-properties fo:font-size="32pt" fo:font-weight="normal" style:font-weight-asian="normal" style:font-weight-complex="normal"/>
    </style:style>
    <style:style style:name="T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Funny Code Comment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Stackoverflow [1]</text:span></text:p>
          </draw:text-box>
        </draw:frame>
        <draw:frame draw:style-name="gr1" draw:text-style-name="P4" draw:layer="layout" svg:width="28cm" svg:height="4cm" svg:x="0cm" svg:y="17cm">
          <draw:text-box>
            <text:p text:style-name="P3"><text:span text:style-name="T2">[1] </text:span><text:span text:style-name="T2"><text:a xlink:href="http://stackoverflow.com/questions/184618/what-is-the-best-comment-in-source-code-you-have-ever-encountered" xlink:type="simple">http://stackoverflow.com/questions/184618/what-is-the-best-comment-in-source-code-you-have-ever-encountered</text:a></text:span><text:span text:style-name="T2"><text:s/></text:span></text:p>
          </draw:text-box>
        </draw:frame>
        <presentation:notes draw:style-name="dp2">
          <draw:page-thumbnail draw:style-name="gr2" draw:layer="layout" svg:width="18cm" svg:height="13.5cm" svg:x="1.5cm" svg:y="1cm" draw:page-number="1" presentation:class="page"/>
          <draw:frame presentation:style-name="pr2" draw:text-style-name="P5" draw:layer="layout" svg:width="18cm" svg:height="13.5cm" svg:x="1.5cm" svg:y="15cm" presentation:class="notes">
            <draw:text-box>
              <text:p><text:span text:style-name="T3">It is Friedrich-Alexander University Erlangen-Nürnberg – FAU, in short.</text:span></text:p>
              <text:p><text:span text:style-name="T3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p>Here's a comment I'm particularly fond of, placed far, far down a poorly-designed 'God Object':</text:p>
            <text:p/>
            <text:p>/**</text:p>
            <text:p>* For the brave souls who get this far: You are the chosen ones,</text:p>
            <text:p>* the valiant knights of programming who toil away, without rest,</text:p>
            <text:p>* fixing our most awful code. To you, true saviors, kings of men,</text:p>
            <text:p>* I say this: never gonna give you up, never gonna let you down,</text:p>
            <text:p>* never gonna run around and desert you. Never gonna make you cry,</text:p>
            <text:p>* never gonna say goodbye. Never gonna tell a lie and hurt you.</text:p>
            <text:p>*/</text:p>
          </draw:text-box>
        </draw:frame>
        <presentation:notes draw:style-name="dp2">
          <draw:page-thumbnail draw:style-name="gr2" draw:layer="layout" svg:width="18cm" svg:height="13.5cm" svg:x="1.5cm" svg:y="1cm" draw:page-number="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 [S1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p>Exception up = new Exception("Something is really wrong.");</text:p>
            <text:p>throw up; <text:s/>// ha ha</text:p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 [S1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p>// When I wrote this, only God and I understood what I was doing</text:p>
            <text:p>// Now, God only knows</text:p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5" draw:layer="layout" svg:width="27cm" svg:height="11.5cm" svg:x="0.5cm" svg:y="2.25cm" presentation:class="outline">
          <draw:text-box>
            <text:p>This seems to stop morons from messing with my code...</text:p>
            <text:p/>
            <text:p>// Autogenerated, do not edit. All changes will be undone.</text:p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Sometimes I believe the compiler ignores all my comments</text:p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I dedicate all this code, all my work, to my wife, Darlene, who</text:p>
            <text:p>// will have to support me and our three children and the dog once</text:p>
            <text:p>// this gets released into the public.</text:p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p>// somedev1 - <text:s/>6/7/02 Adding temporary tracking of Login screen</text:p>
            <text:p>// somedev2 - <text:s/>5/22/07 Temporary my ass</text:p>
          </draw:text-box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Drunk, fix later</text:p>
          </draw:text-box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Magic. Do not touch.</text:p>
          </draw:text-box>
        </draw:frame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I'm sorry.</text:p>
          </draw:text-box>
        </draw:frame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return 1; # returns 1</text:p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Replaces with spaces the braces in cases</text:p>
            <text:p>// where braces in places cause stasis </text:p>
            <text:p>$str = str_replace(array("\{","\}")," ",$str);</text:p>
          </draw:text-box>
        </draw:frame>
        <presentation:notes draw:style-name="dp2">
          <draw:page-thumbnail draw:style-name="gr2" draw:layer="layout" svg:width="0.001cm" svg:height="0.001cm" svg:x="0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try {</text:p>
            <text:p><text:s text:c="4"/>...</text:p>
            <text:p>} finally {</text:p>
            <text:p><text:s text:c="4"/>// should never happen </text:p>
            <text:p>}</text:p>
          </draw:text-box>
        </draw:frame>
        <presentation:notes draw:style-name="dp2">
          <draw:page-thumbnail draw:style-name="gr2" draw:layer="layout" svg:width="0.001cm" svg:height="0.001cm" svg:x="0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See http://en.wikipedia.org/wiki/Long_long</text:p>
            <text:p>long long ago; /* in a galaxy far far away */ </text:p>
          </draw:text-box>
        </draw:frame>
        <presentation:notes draw:style-name="dp2">
          <draw:page-thumbnail draw:style-name="gr2" draw:layer="layout" svg:width="0.001cm" svg:height="0.001cm" svg:x="0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double penetration; // ouch</text:p>
          </draw:text-box>
        </draw:frame>
        <presentation:notes draw:style-name="dp2">
          <draw:page-thumbnail draw:style-name="gr2" draw:layer="layout" svg:width="0.001cm" svg:height="0.001cm" svg:x="0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/////////////////////////////////// this is a well commented line</text:p>
          </draw:text-box>
        </draw:frame>
        <presentation:notes draw:style-name="dp2">
          <draw:page-thumbnail draw:style-name="gr2" draw:layer="layout" svg:width="0.001cm" svg:height="0.001cm" svg:x="0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I don't know why I need this, but it stops the people</text:p>
            <text:p>// from being upside-down</text:p>
            <text:p>x = -x;</text:p>
          </draw:text-box>
        </draw:frame>
        <presentation:notes draw:style-name="dp2">
          <draw:page-thumbnail draw:style-name="gr2" draw:layer="layout" svg:width="0.001cm" svg:height="0.001cm" svg:x="0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I am not sure if we need this, but too scared to delete. </text:p>
          </draw:text-box>
        </draw:frame>
        <presentation:notes draw:style-name="dp2">
          <draw:page-thumbnail draw:style-name="gr2" draw:layer="layout" svg:width="0.001cm" svg:height="0.001cm" svg:x="0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At the top of the file:</text:p>
            <text:p># To understand recursion, see the bottom of this file </text:p>
            <text:p/>
            <text:p>At the bottom of the file:</text:p>
            <text:p># To understand recursion, see the top of this file</text:p>
          </draw:text-box>
        </draw:frame>
        <presentation:notes draw:style-name="dp2">
          <draw:page-thumbnail draw:style-name="gr2" draw:layer="layout" svg:width="0.001cm" svg:height="0.001cm" svg:x="0cm" svg:y="2.123cm" draw:page-number="2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* Please work */</text:p>
          </draw:text-box>
        </draw:frame>
        <presentation:notes draw:style-name="dp2">
          <draw:page-thumbnail draw:style-name="gr2" draw:layer="layout" svg:width="0.001cm" svg:height="0.001cm" svg:x="0cm" svg:y="2.123cm" draw:page-number="2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Dear future me. Please forgive me. </text:p>
            <text:p>// I can't even begin to express how sorry I am. <text:s/></text:p>
          </draw:text-box>
        </draw:frame>
        <presentation:notes draw:style-name="dp2">
          <draw:page-thumbnail draw:style-name="gr2" draw:layer="layout" svg:width="0.001cm" svg:height="0.001cm" svg:x="0cm" svg:y="2.123cm" draw:page-number="2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I am not responsible for this code.</text:p>
            <text:p>// They made me write it, against my will.</text:p>
            <text:p/>
          </draw:text-box>
        </draw:frame>
        <presentation:notes draw:style-name="dp2">
          <draw:page-thumbnail draw:style-name="gr2" draw:layer="layout" svg:width="0.001cm" svg:height="0.001cm" svg:x="0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* IF DOLPHINS ARE SO SMART, HOW COME THEY LIVE IN IGLOOS? */</text:p>
          </draw:text-box>
        </draw:frame>
        <presentation:notes draw:style-name="dp2">
          <draw:page-thumbnail draw:style-name="gr2" draw:layer="layout" svg:width="0.001cm" svg:height="0.001cm" svg:x="0cm" svg:y="2.123cm" draw:page-number="2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hack for IE browser (assuming that IE is a browser)</text:p>
            <text:p/>
          </draw:text-box>
        </draw:frame>
        <presentation:notes draw:style-name="dp2">
          <draw:page-thumbnail draw:style-name="gr2" draw:layer="layout" svg:width="0.001cm" svg:height="0.001cm" svg:x="0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While initializing a list:</text:p>
            <text:p/>
            <text:p>last = first; /* Biblical reference */</text:p>
          </draw:text-box>
        </draw:frame>
        <presentation:notes draw:style-name="dp2">
          <draw:page-thumbnail draw:style-name="gr2" draw:layer="layout" svg:width="0.001cm" svg:height="0.001cm" svg:x="0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** </text:p>
            <text:p><text:s/>* This isn't the right way to deal with this, but today is my</text:p>
            <text:p><text:s/>* last day, Ron just spilled coffee on my desk, and I'm hungry,</text:p>
            <text:p><text:s/>* so this will have to do ...</text:p>
            <text:p><text:s/>*/</text:p>
            <text:p/>
            <text:p>return 12; // 12 is my lucky number</text:p>
          </draw:text-box>
        </draw:frame>
        <presentation:notes draw:style-name="dp2">
          <draw:page-thumbnail draw:style-name="gr2" draw:layer="layout" svg:width="0.001cm" svg:height="0.001cm" svg:x="0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Mystery</text:p>
          </draw:text-box>
        </draw:frame>
        <draw:frame presentation:style-name="pr6" draw:layer="layout" svg:width="27cm" svg:height="11.5cm" svg:x="0.5cm" svg:y="2.25cm" presentation:class="outline">
          <draw:text-box>
            <text:p>if(m_measures =/*=*/ --index) {</text:p>
            <text:p><text:s text:c="4"/>... </text:p>
            <text:p>}</text:p>
          </draw:text-box>
        </draw:frame>
        <presentation:notes draw:style-name="dp2">
          <draw:page-thumbnail draw:style-name="gr2" draw:layer="layout" svg:width="0.001cm" svg:height="0.001cm" svg:x="0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1" draw:text-style-name="P8" draw:layer="layout" svg:width="20cm" svg:height="4cm" svg:x="0cm" svg:y="11.75cm">
          <draw:text-box>
            <text:p text:style-name="P7"><text:span text:style-name="T4">DR</text:span></text:p>
          </draw:text-box>
        </draw:frame>
        <draw:frame presentation:style-name="pr8" draw:text-style-name="P9" draw:layer="layout" svg:width="27cm" svg:height="7cm" svg:x="0.5cm" svg:y="8cm" presentation:class="subtitle">
          <draw:text-box>
            <text:p><text:span text:style-name="T5"><text:a xlink:href="mailto:dirk.riehle@fau.de" xlink:type="simple">dirk.riehle@fau.de</text:a></text:span><text:span text:style-name="T5"><text:s/>– </text:span><text:span text:style-name="T5"><text:a xlink:href="http://osr.cs.fau.de/" xlink:type="simple">http://osr.cs.fau.de</text:a></text:span></text:p>
            <text:p><text:span text:style-name="T6"><text:a xlink:href="mailto:dirk@riehle.org" xlink:type="simple">dirk@riehle.org</text:a></text:span><text:span text:style-name="T6"><text:s/>– </text:span><text:span text:style-name="T6"><text:a xlink:href="http://dirkriehle.com/" xlink:type="simple">http://dirkriehle.com</text:a></text:span><text:span text:style-name="T6"><text:s/>– </text:span><text:span text:style-name="T6"><text:a xlink:href="http://twitter.com/dirkriehle" xlink:type="simple">@dirkriehle</text:a></text:span></text:p>
            <text:p><text:span text:style-name="T6"/></text:p>
          </draw:text-box>
        </draw:frame>
        <presentation:notes draw:style-name="dp2">
          <draw:page-thumbnail draw:style-name="gr2" draw:layer="layout" svg:width="18cm" svg:height="13.5cm" svg:x="1.5cm" svg:y="1cm" draw:page-number="29" presentation:class="page"/>
          <draw:frame presentation:style-name="pr9" draw:text-style-name="P6" draw:layer="layout" svg:width="18cm" svg:height="13.5cm" svg:x="1.5cm" svg:y="15cm" presentation:class="notes">
            <draw:text-box>
              <text:p><text:span text:style-name="T7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43M19S</meta:editing-duration>
    <meta:editing-cycles>188</meta:editing-cycles>
    <meta:generator>LibreOffice/6.0.7.3$Linux_X86_64 LibreOffice_project/00m0$Build-3</meta:generator>
    <meta:initial-creator>Dirk Riehle</meta:initial-creator>
    <dc:date>2019-09-29T13:55:33.770294968</dc:date>
    <meta:printed-by>Dirk Riehle</meta:printed-by>
    <meta:print-date>2013-05-04T19:19:21</meta:print-date>
    <dc:creator>D R</dc:creator>
    <meta:document-statistic meta:object-count="171"/>
    <meta:template xlink:type="simple" xlink:actuate="onRequest" xlink:title="True Blue Presentation" xlink:href="../../../../Templates/True%20Blue%20Presentation.otp" meta:date="2013-04-02T22:52:20"/>
  </office:meta>
</office:document-meta>
</file>